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style="italic" style:font-style-asian="italic"/>
    </style:style>
    <style:style style:name="T4" style:parent-style-name="Car.predefinitoparagrafo" style:family="text">
      <style:text-properties fo:font-style="italic" style:font-style-asian="italic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Paragrafoelenco" style:list-style-name="WWNum1" style:family="paragraph"/>
    <style:style style:name="P9" style:parent-style-name="Paragrafoelenco" style:list-style-name="WWNum1" style:family="paragraph"/>
    <style:style style:name="P10" style:parent-style-name="Paragrafoelenco" style:list-style-name="WWNum1" style:family="paragraph">
      <style:text-properties fo:background-color="#99FFFF"/>
    </style:style>
    <style:style style:name="P11" style:parent-style-name="Paragrafoelenco" style:list-style-name="WWNum1" style:family="paragraph">
      <style:text-properties fo:background-color="#99FFFF"/>
    </style:style>
    <style:style style:name="P12" style:parent-style-name="Paragrafoelenco" style:family="paragraph">
      <style:paragraph-properties fo:margin-left="1in">
        <style:tab-stops/>
      </style:paragraph-properties>
    </style:style>
    <style:style style:name="P13" style:parent-style-name="Paragrafoelenco" style:list-style-name="WWNum1" style:family="paragraph"/>
    <style:style style:name="P14" style:parent-style-name="Paragrafoelenco" style:list-style-name="WWNum1" style:family="paragraph"/>
    <style:style style:name="P15" style:parent-style-name="Paragrafoelenco" style:list-style-name="WWNum1" style:family="paragraph">
      <style:text-properties fo:background-color="#FFFF99"/>
    </style:style>
    <style:style style:name="P16" style:parent-style-name="Paragrafoelenco" style:list-style-name="WWNum1" style:family="paragraph">
      <style:text-properties fo:background-color="#FFFF99"/>
    </style:style>
    <style:style style:name="P17" style:parent-style-name="Paragrafoelenco" style:list-style-name="WWNum1" style:family="paragraph">
      <style:text-properties fo:background-color="#FFFF99"/>
    </style:style>
    <style:style style:name="P18" style:parent-style-name="Paragrafoelenco" style:list-style-name="WWNum1" style:family="paragraph">
      <style:text-properties fo:background-color="#FFFF99"/>
    </style:style>
    <style:style style:name="P19" style:parent-style-name="Paragrafoelenco" style:list-style-name="WWNum1" style:family="paragraph">
      <style:text-properties fo:background-color="#FFFF99"/>
    </style:style>
    <style:style style:name="P20" style:parent-style-name="Paragrafoelenco" style:list-style-name="WWNum1" style:family="paragraph">
      <style:text-properties fo:background-color="#FFFF99"/>
    </style:style>
    <style:style style:name="P21" style:parent-style-name="Paragrafoelenco" style:list-style-name="WWNum1" style:family="paragraph">
      <style:text-properties fo:background-color="#CCFF66"/>
    </style:style>
    <style:style style:name="P22" style:parent-style-name="Paragrafoelenco" style:list-style-name="WWNum1" style:family="paragraph">
      <style:text-properties fo:background-color="#CCFF66"/>
    </style:style>
    <style:style style:name="P23" style:parent-style-name="Paragrafoelenco" style:list-style-name="WWNum1" style:family="paragraph"/>
    <style:style style:name="T24" style:parent-style-name="Car.predefinitoparagrafo" style:family="text">
      <style:text-properties fo:background-color="#FF3333"/>
    </style:style>
    <style:style style:name="P25" style:parent-style-name="Paragrafoelenco" style:family="paragraph">
      <style:paragraph-properties fo:margin-left="1in">
        <style:tab-stops/>
      </style:paragraph-properties>
    </style:style>
    <style:style style:name="P26" style:parent-style-name="Paragrafoelenco" style:list-style-name="WWNum1" style:family="paragraph"/>
    <style:style style:name="P27" style:parent-style-name="Paragrafoelenco" style:list-style-name="WWNum1" style:family="paragraph"/>
    <style:style style:name="P28" style:parent-style-name="Paragrafoelenco" style:list-style-name="WWNum1" style:family="paragraph"/>
    <style:style style:name="T29" style:parent-style-name="Car.predefinitoparagrafo" style:family="text">
      <style:text-properties fo:background-color="#FFFF99"/>
    </style:style>
    <style:style style:name="P30" style:parent-style-name="Paragrafoelenco" style:list-style-name="WWNum1" style:family="paragraph">
      <style:text-properties fo:background-color="#FF3333"/>
    </style:style>
    <style:style style:name="P31" style:parent-style-name="Paragrafoelenco" style:list-style-name="WWNum1" style:family="paragraph">
      <style:text-properties fo:background-color="#FF3333"/>
    </style:style>
    <style:style style:name="P32" style:parent-style-name="Paragrafoelenco" style:family="paragraph">
      <style:paragraph-properties fo:margin-left="1in">
        <style:tab-stops/>
      </style:paragraph-properties>
    </style:style>
    <style:style style:name="P33" style:parent-style-name="Paragrafoelenco" style:family="paragraph">
      <style:paragraph-properties fo:margin-left="1in">
        <style:tab-stops/>
      </style:paragraph-properties>
    </style:style>
    <style:style style:name="P34" style:parent-style-name="Paragrafoelenco" style:family="paragraph">
      <style:paragraph-properties fo:margin-left="1in">
        <style:tab-stops/>
      </style:paragraph-properties>
    </style:style>
    <style:style style:name="P35" style:parent-style-name="Paragrafoelenco" style:family="paragraph">
      <style:paragraph-properties fo:margin-left="1in">
        <style:tab-stops/>
      </style:paragraph-properties>
    </style:style>
    <style:style style:name="P36" style:parent-style-name="Paragrafoelenco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P37" style:parent-style-name="Paragrafoelenco" style:list-style-name="LFO4" style:family="paragraph"/>
    <style:style style:name="P38" style:parent-style-name="Paragrafoelenco" style:list-style-name="LFO4" style:family="paragraph"/>
    <style:style style:name="P39" style:parent-style-name="Paragrafoelenco" style:family="paragraph">
      <style:paragraph-properties fo:margin-left="0in">
        <style:tab-stops/>
      </style:paragraph-properties>
    </style:style>
    <style:style style:name="P40" style:parent-style-name="Paragrafoelenco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P41" style:parent-style-name="Paragrafoelenco" style:list-style-name="LFO5" style:family="paragraph">
      <style:text-properties fo:font-style="italic" style:font-style-asian="italic" style:font-style-complex="italic"/>
    </style:style>
    <style:style style:name="P42" style:parent-style-name="Paragrafoelenco" style:list-style-name="LFO5" style:family="paragraph"/>
    <style:style style:name="P43" style:parent-style-name="Paragrafoelenco" style:list-style-name="LFO4" style:family="paragraph"/>
    <style:style style:name="P44" style:parent-style-name="Paragrafoelenco" style:list-style-name="LFO4" style:family="paragraph"/>
    <style:style style:name="P45" style:parent-style-name="Paragrafoelenco" style:list-style-name="LFO4" style:family="paragraph"/>
    <style:style style:name="P46" style:parent-style-name="Paragrafoelenco" style:list-style-name="LFO4" style:family="paragraph"/>
    <style:style style:name="P47" style:parent-style-name="Paragrafoelenco" style:list-style-name="LFO4" style:family="paragraph"/>
    <style:style style:name="P48" style:parent-style-name="Paragrafoelenco" style:family="paragraph">
      <style:paragraph-properties fo:margin-left="0in">
        <style:tab-stops/>
      </style:paragraph-properties>
      <style:text-properties fo:background-color="#FFFF99"/>
    </style:style>
    <style:style style:name="P49" style:parent-style-name="Paragrafoelenco" style:family="paragraph">
      <style:paragraph-properties fo:margin-left="0in">
        <style:tab-stops/>
      </style:paragraph-properties>
      <style:text-properties fo:background-color="#FFFF99"/>
    </style:style>
    <style:style style:name="P50" style:parent-style-name="Paragrafoelenco" style:family="paragraph">
      <style:paragraph-properties fo:margin-left="0in">
        <style:tab-stops/>
      </style:paragraph-properties>
      <style:text-properties fo:background-color="#FFFF99"/>
    </style:style>
    <style:style style:name="P51" style:parent-style-name="Paragrafoelenco" style:family="paragraph">
      <style:paragraph-properties fo:margin-left="0in">
        <style:tab-stops/>
      </style:paragraph-properties>
      <style:text-properties fo:background-color="#FFFF99"/>
    </style:style>
    <style:style style:name="P52" style:parent-style-name="Paragrafoelenco" style:family="paragraph">
      <style:paragraph-properties fo:margin-left="0in">
        <style:tab-stops/>
      </style:paragraph-properties>
      <style:text-properties fo:background-color="#FFFF99"/>
    </style:style>
    <style:style style:name="P53" style:parent-style-name="Paragrafoelenco" style:family="paragraph">
      <style:paragraph-properties fo:margin-left="0in">
        <style:tab-stops/>
      </style:paragraph-properties>
      <style:text-properties fo:background-color="#99FFFF"/>
    </style:style>
    <style:style style:name="P54" style:parent-style-name="Paragrafoelenco" style:list-style-name="LFO6" style:family="paragraph"/>
    <style:style style:name="P55" style:parent-style-name="Paragrafoelenco" style:list-style-name="LFO6" style:family="paragraph"/>
    <style:style style:name="P56" style:parent-style-name="Paragrafoelenco" style:list-style-name="LFO6" style:family="paragraph"/>
    <style:style style:name="P57" style:parent-style-name="Paragrafoelenco" style:list-style-name="LFO6" style:family="paragraph"/>
    <style:style style:name="P58" style:parent-style-name="Paragrafoelenco" style:list-style-name="LFO6" style:family="paragraph"/>
    <style:style style:name="P59" style:parent-style-name="Paragrafoelenco" style:list-style-name="LFO6" style:family="paragraph"/>
    <style:style style:name="P60" style:parent-style-name="Paragrafoelenco" style:family="paragraph">
      <style:paragraph-properties fo:margin-left="0in">
        <style:tab-stops/>
      </style:paragraph-properties>
      <style:text-properties fo:background-color="#99FFFF"/>
    </style:style>
    <style:style style:name="P61" style:parent-style-name="Paragrafoelenco" style:list-style-name="LFO7" style:family="paragraph"/>
    <style:style style:name="P62" style:parent-style-name="Paragrafoelenco" style:list-style-name="LFO7" style:family="paragraph"/>
    <style:style style:name="P63" style:parent-style-name="Paragrafoelenco" style:list-style-name="LFO7" style:family="paragraph"/>
    <style:style style:name="P64" style:parent-style-name="Paragrafoelenco" style:list-style-name="LFO7" style:family="paragraph"/>
    <style:style style:name="P65" style:parent-style-name="Paragrafoelenco" style:list-style-name="LFO8" style:family="paragraph"/>
    <style:style style:name="P66" style:parent-style-name="Paragrafoelenco" style:list-style-name="LFO8" style:family="paragraph"/>
    <style:style style:name="P67" style:parent-style-name="Paragrafoelenco" style:family="paragraph">
      <style:paragraph-properties fo:margin-left="0in">
        <style:tab-stops/>
      </style:paragraph-properties>
      <style:text-properties fo:background-color="#FFFF99"/>
    </style:style>
    <style:style style:name="P68" style:parent-style-name="Paragrafoelenco" style:list-style-name="LFO9" style:family="paragraph"/>
    <style:style style:name="P69" style:parent-style-name="Paragrafoelenco" style:list-style-name="LFO9" style:family="paragraph"/>
    <style:style style:name="P70" style:parent-style-name="Paragrafoelenco" style:list-style-name="LFO10" style:family="paragraph"/>
    <style:style style:name="P71" style:parent-style-name="Paragrafoelenco" style:list-style-name="LFO10" style:family="paragraph"/>
    <style:style style:name="P72" style:parent-style-name="Paragrafoelenco" style:list-style-name="LFO9" style:family="paragraph"/>
    <style:style style:name="P73" style:parent-style-name="Paragrafoelenco" style:list-style-name="LFO9" style:family="paragraph"/>
    <style:style style:name="P74" style:parent-style-name="Paragrafoelenco" style:list-style-name="LFO9" style:family="paragraph"/>
    <style:style style:name="P75" style:parent-style-name="Paragrafoelenco" style:list-style-name="LFO11" style:family="paragraph"/>
    <style:style style:name="P76" style:parent-style-name="Paragrafoelenco" style:list-style-name="LFO11" style:family="paragraph"/>
    <style:style style:name="P77" style:parent-style-name="Paragrafoelenco" style:family="paragraph">
      <style:paragraph-properties fo:margin-left="0in">
        <style:tab-stops/>
      </style:paragraph-properties>
    </style:style>
    <style:style style:name="P78" style:parent-style-name="Paragrafoelenco" style:family="paragraph">
      <style:paragraph-properties fo:margin-left="0in">
        <style:tab-stops/>
      </style:paragraph-properties>
    </style:style>
    <style:style style:name="T79" style:parent-style-name="Car.predefinitoparagrafo" style:family="text">
      <style:text-properties fo:background-color="#FFFF99"/>
    </style:style>
    <style:style style:name="P80" style:parent-style-name="Paragrafoelenco" style:list-style-name="LFO12" style:family="paragraph"/>
    <style:style style:name="P81" style:parent-style-name="Paragrafoelenco" style:list-style-name="LFO12" style:family="paragraph"/>
    <style:style style:name="P82" style:parent-style-name="Paragrafoelenco" style:list-style-name="LFO12" style:family="paragraph"/>
    <style:style style:name="P83" style:parent-style-name="Paragrafoelenco" style:list-style-name="LFO12" style:family="paragraph"/>
    <style:style style:name="P84" style:parent-style-name="Paragrafoelenco" style:family="paragraph">
      <style:paragraph-properties fo:margin-left="0in">
        <style:tab-stops/>
      </style:paragraph-properties>
    </style:style>
    <style:style style:name="T85" style:parent-style-name="Car.predefinitoparagrafo" style:family="text">
      <style:text-properties fo:background-color="#FFFF99"/>
    </style:style>
    <style:style style:name="T86" style:parent-style-name="Car.predefinitoparagrafo" style:family="text">
      <style:text-properties fo:background-color="#FFFF99"/>
    </style:style>
    <style:style style:name="T87" style:parent-style-name="Car.predefinitoparagrafo" style:family="text">
      <style:text-properties fo:background-color="#FFFF99"/>
    </style:style>
    <style:style style:name="T88" style:parent-style-name="Car.predefinitoparagrafo" style:family="text">
      <style:text-properties fo:background-color="#FF0000"/>
    </style:style>
    <style:style style:name="P89" style:parent-style-name="Paragrafoelenco" style:list-style-name="LFO13" style:family="paragraph"/>
    <style:style style:name="P90" style:parent-style-name="Paragrafoelenco" style:list-style-name="LFO13" style:family="paragraph"/>
    <style:style style:name="P91" style:parent-style-name="Paragrafoelenco" style:list-style-name="LFO13" style:family="paragraph"/>
    <style:style style:name="P92" style:parent-style-name="Paragrafoelenco" style:list-style-name="LFO13" style:family="paragraph"/>
    <style:style style:name="P93" style:parent-style-name="Paragrafoelenco" style:list-style-name="LFO13" style:family="paragraph"/>
    <style:style style:name="P94" style:parent-style-name="Paragrafoelenco" style:family="paragraph">
      <style:paragraph-properties fo:margin-left="0in">
        <style:tab-stops/>
      </style:paragraph-properties>
    </style:style>
    <style:style style:name="T95" style:parent-style-name="Car.predefinitoparagrafo" style:family="text">
      <style:text-properties fo:background-color="#FFFF99"/>
    </style:style>
    <style:style style:name="P96" style:parent-style-name="Paragrafoelenco" style:list-style-name="LFO23" style:family="paragraph"/>
    <style:style style:name="P97" style:parent-style-name="Paragrafoelenco" style:list-style-name="LFO23" style:family="paragraph"/>
    <style:style style:name="P98" style:parent-style-name="Paragrafoelenco" style:list-style-name="LFO23" style:family="paragraph"/>
    <style:style style:name="P99" style:parent-style-name="Paragrafoelenco" style:list-style-name="LFO23" style:family="paragraph"/>
    <style:style style:name="P100" style:parent-style-name="Paragrafoelenco" style:list-style-name="LFO23" style:family="paragraph"/>
    <style:style style:name="P101" style:parent-style-name="Paragrafoelenco" style:family="paragraph">
      <style:paragraph-properties fo:margin-left="0in">
        <style:tab-stops/>
      </style:paragraph-properties>
    </style:style>
    <style:style style:name="T102" style:parent-style-name="Car.predefinitoparagrafo" style:family="text">
      <style:text-properties fo:background-color="#FF0000"/>
    </style:style>
    <style:style style:name="T103" style:parent-style-name="Car.predefinitoparagrafo" style:family="text">
      <style:text-properties fo:background-color="#FF0000"/>
    </style:style>
    <style:style style:name="T104" style:parent-style-name="Car.predefinitoparagrafo" style:family="text">
      <style:text-properties fo:background-color="#FF0000"/>
    </style:style>
    <style:style style:name="P105" style:parent-style-name="Paragrafoelenco" style:list-style-name="LFO24" style:family="paragraph"/>
    <style:style style:name="P106" style:parent-style-name="Paragrafoelenco" style:list-style-name="LFO24" style:family="paragraph"/>
    <style:style style:name="P107" style:parent-style-name="Paragrafoelenco" style:list-style-name="LFO24" style:family="paragraph"/>
    <style:style style:name="P108" style:parent-style-name="Paragrafoelenco" style:list-style-name="LFO24" style:family="paragraph"/>
    <style:style style:name="P109" style:parent-style-name="Paragrafoelenco" style:list-style-name="LFO24" style:family="paragraph"/>
    <style:style style:name="P110" style:parent-style-name="Paragrafoelenco" style:list-style-name="LFO24" style:family="paragraph"/>
    <style:style style:name="P111" style:parent-style-name="Paragrafoelenco" style:list-style-name="LFO24" style:family="paragraph"/>
    <style:style style:name="P112" style:parent-style-name="Paragrafoelenco" style:list-style-name="LFO24" style:family="paragraph"/>
    <style:style style:name="P113" style:parent-style-name="Paragrafoelenco" style:list-style-name="LFO24" style:family="paragraph"/>
    <style:style style:name="P114" style:parent-style-name="Paragrafoelenco" style:list-style-name="LFO24" style:family="paragraph"/>
    <style:style style:name="P115" style:parent-style-name="Paragrafoelenco" style:family="paragraph">
      <style:paragraph-properties fo:margin-left="0in">
        <style:tab-stops/>
      </style:paragraph-properties>
    </style:style>
    <style:style style:name="T116" style:parent-style-name="Car.predefinitoparagrafo" style:family="text">
      <style:text-properties fo:background-color="#FF0000"/>
    </style:style>
    <style:style style:name="P117" style:parent-style-name="Paragrafoelenco" style:list-style-name="LFO26" style:family="paragraph"/>
    <style:style style:name="P118" style:parent-style-name="Paragrafoelenco" style:list-style-name="LFO26" style:family="paragraph"/>
    <style:style style:name="P119" style:parent-style-name="Paragrafoelenco" style:family="paragraph">
      <style:paragraph-properties fo:margin-left="0in">
        <style:tab-stops/>
      </style:paragraph-properties>
    </style:style>
    <style:style style:name="T120" style:parent-style-name="Car.predefinitoparagrafo" style:family="text">
      <style:text-properties fo:background-color="#FF0000"/>
    </style:style>
    <style:style style:name="P121" style:parent-style-name="Paragrafoelenco" style:list-style-name="LFO27" style:family="paragraph"/>
    <style:style style:name="P122" style:parent-style-name="Paragrafoelenco" style:list-style-name="LFO27" style:family="paragraph"/>
    <style:style style:name="P123" style:parent-style-name="Paragrafoelenco" style:list-style-name="LFO27" style:family="paragraph"/>
    <style:style style:name="P124" style:parent-style-name="Paragrafoelenco" style:family="paragraph">
      <style:paragraph-properties fo:margin-left="0in">
        <style:tab-stops/>
      </style:paragraph-properties>
    </style:style>
    <style:style style:name="P125" style:parent-style-name="Paragrafoelenco" style:list-style-name="LFO14" style:family="paragraph"/>
    <style:style style:name="P126" style:parent-style-name="Paragrafoelenco" style:list-style-name="LFO14" style:family="paragraph"/>
    <style:style style:name="P127" style:parent-style-name="Paragrafoelenco" style:list-style-name="LFO15" style:family="paragraph"/>
    <style:style style:name="P128" style:parent-style-name="Paragrafoelenco" style:list-style-name="LFO15" style:family="paragraph"/>
    <style:style style:name="P129" style:parent-style-name="Paragrafoelenco" style:list-style-name="LFO15" style:family="paragraph"/>
    <style:style style:name="P130" style:parent-style-name="Paragrafoelenco" style:list-style-name="LFO15" style:family="paragraph"/>
    <style:style style:name="P131" style:parent-style-name="Paragrafoelenco" style:list-style-name="LFO15" style:family="paragraph"/>
    <style:style style:name="P132" style:parent-style-name="Paragrafoelenco" style:family="paragraph">
      <style:paragraph-properties fo:margin-left="0in">
        <style:tab-stops/>
      </style:paragraph-properties>
      <style:text-properties fo:background-color="#FFFF99"/>
    </style:style>
    <style:style style:name="P133" style:parent-style-name="Paragrafoelenco" style:family="paragraph">
      <style:paragraph-properties fo:margin-left="0in">
        <style:tab-stops/>
      </style:paragraph-properties>
      <style:text-properties fo:background-color="#FFFF99"/>
    </style:style>
    <style:style style:name="P134" style:parent-style-name="Paragrafoelenco" style:list-style-name="LFO17" style:family="paragraph"/>
    <style:style style:name="P135" style:parent-style-name="Paragrafoelenco" style:list-style-name="LFO17" style:family="paragraph"/>
    <style:style style:name="P136" style:parent-style-name="Paragrafoelenco" style:list-style-name="LFO18" style:family="paragraph"/>
    <style:style style:name="P137" style:parent-style-name="Paragrafoelenco" style:list-style-name="LFO18" style:family="paragraph"/>
    <style:style style:name="P138" style:parent-style-name="Paragrafoelenco" style:list-style-name="LFO17" style:family="paragraph"/>
    <style:style style:name="P139" style:parent-style-name="Paragrafoelenco" style:family="paragraph">
      <style:paragraph-properties fo:margin-left="0in">
        <style:tab-stops/>
      </style:paragraph-properties>
    </style:style>
    <style:style style:name="P140" style:parent-style-name="Paragrafoelenco" style:family="paragraph">
      <style:paragraph-properties fo:margin-left="0in">
        <style:tab-stops/>
      </style:paragraph-properties>
      <style:text-properties fo:background-color="#CCFF66"/>
    </style:style>
    <style:style style:name="P141" style:parent-style-name="Paragrafoelenco" style:list-style-name="LFO19" style:family="paragraph"/>
    <style:style style:name="P142" style:parent-style-name="Paragrafoelenco" style:list-style-name="LFO19" style:family="paragraph"/>
    <style:style style:name="P143" style:parent-style-name="Paragrafoelenco" style:family="paragraph">
      <style:paragraph-properties fo:margin-left="0in">
        <style:tab-stops/>
      </style:paragraph-properties>
      <style:text-properties fo:background-color="#CCFF66"/>
    </style:style>
    <style:style style:name="P144" style:parent-style-name="Paragrafoelenco" style:list-style-name="LFO20" style:family="paragraph"/>
    <style:style style:name="P145" style:parent-style-name="Paragrafoelenco" style:list-style-name="LFO20" style:family="paragraph"/>
    <style:style style:name="P146" style:parent-style-name="Paragrafoelenco" style:list-style-name="LFO20" style:family="paragraph"/>
    <style:style style:name="P147" style:parent-style-name="Paragrafoelenco" style:family="paragraph">
      <style:paragraph-properties fo:margin-left="0in">
        <style:tab-stops/>
      </style:paragraph-properties>
      <style:text-properties fo:background-color="#CCFF66"/>
    </style:style>
    <style:style style:name="P148" style:parent-style-name="Paragrafoelenco" style:list-style-name="LFO21" style:family="paragraph"/>
    <style:style style:name="P149" style:parent-style-name="Paragrafoelenco" style:list-style-name="LFO21" style:family="paragraph"/>
    <style:style style:name="P150" style:parent-style-name="Paragrafoelenco" style:list-style-name="LFO21" style:family="paragraph"/>
    <style:style style:name="P151" style:parent-style-name="Paragrafoelenco" style:list-style-name="LFO22" style:family="paragraph"/>
    <style:style style:name="P152" style:parent-style-name="Paragrafoelenco" style:list-style-name="LFO22" style:family="paragraph"/>
    <style:style style:name="P153" style:parent-style-name="Paragrafoelenco" style:list-style-name="LFO17" style:family="paragraph"/>
    <style:style style:name="P154" style:parent-style-name="Paragrafoelenco" style:list-style-name="LFO17" style:family="paragraph"/>
    <style:style style:name="P155" style:parent-style-name="Normale" style:family="paragraph">
      <style:paragraph-properties fo:text-align="center"/>
      <style:text-properties fo:font-weight="bold" style:font-weight-asian="bold"/>
    </style:style>
    <style:style style:name="P156" style:parent-style-name="Paragrafoelenco" style:list-style-name="LFO29" style:family="paragraph"/>
    <style:style style:name="P157" style:parent-style-name="Paragrafoelenco" style:list-style-name="LFO29" style:family="paragraph"/>
    <style:style style:name="P158" style:parent-style-name="Paragrafoelenco" style:list-style-name="LFO29" style:family="paragraph"/>
  </office:automatic-styles>
  <office:body>
    <office:text text:use-soft-page-breaks="true">
      <text:p text:style-name="P1"><text:span text:style-name="T2">DESCRIZIONE</text:span>: applicazione web tramite la quale gli studenti universitari inseriscono annunci dei loro libri usati. La mission non è venderli dall’applicazione, ma mostrarli in una<text:s/>bacheca tramite la quale gli studenti “acquirenti” possono trovare i libri di cui necessitano, e quindi mettersi in contatto con gli studenti “venditori”.</text:p>
      <text:p text:style-name="Standard">NOTE:<text:s/><text:span text:style-name="T3">venditore</text:span><text:s/>indica uno studente venditore,<text:s/><text:span text:style-name="T4">acquirente</text:span><text:s/>indica uno studente acquirente.</text:p>
      <text:p text:style-name="Standard"><text:span text:style-name="T5">TIPOLOGIA D</text:span><text:span text:style-name="T6">I UTENTI</text:span>: non registrato, registrato, amministratore</text:p>
      <text:p text:style-name="P7">FUNZIONALITÀ:</text:p>
      <text:list text:style-name="WWNum1">
        <text:list-item>
          <text:p text:style-name="P8">UTENTE NON REGISTRATO</text:p>
          <text:list text:continue-numbering="true">
            <text:list-item>
              <text:p text:style-name="P9">Può visualizzare gli annunci</text:p>
            </text:list-item>
            <text:list-item>
              <text:p text:style-name="P10">Può registrarsi</text:p>
            </text:list-item>
            <text:list-item>
              <text:p text:style-name="P11">Può accedere all’area di login</text:p>
            </text:list-item>
          </text:list>
        </text:list-item>
      </text:list>
      <text:p text:style-name="P12"/>
      <text:list text:style-name="WWNum1" text:continue-numbering="true">
        <text:list-item>
          <text:p text:style-name="P13">UTENTE REGISTRATO</text:p>
          <text:list text:continue-numbering="true">
            <text:list-item>
              <text:p text:style-name="P14">Funzionalità dell’utente non registrato</text:p>
            </text:list-item>
            <text:list-item>
              <text:p text:style-name="P15">Può inserire un annuncio</text:p>
            </text:list-item>
            <text:list-item>
              <text:p text:style-name="P16">Può cancellare un proprio annuncio</text:p>
            </text:list-item>
            <text:list-item>
              <text:p text:style-name="P17">Può chiudere un proprio annuncio</text:p>
            </text:list-item>
            <text:list-item>
              <text:p text:style-name="P18">Può rilasciare un feedback<text:tab/><text:tab/><text:tab/><text:tab/><text:tab/>?<text:tab/><text:tab/></text:p>
            </text:list-item>
            <text:list-item>
              <text:p text:style-name="P19">Può visualizzare lo storico degli annunci</text:p>
            </text:list-item>
            <text:list-item>
              <text:p text:style-name="P20">Può contattare il venditore dall’annuncio</text:p>
            </text:list-item>
            <text:list-item>
              <text:p text:style-name="P21">Può scambiare messaggi con un utente venditore relativamente<text:s/>ad un annuncio</text:p>
            </text:list-item>
            <text:list-item>
              <text:p text:style-name="P22">Può visualizzare lo storico delle conversazioni</text:p>
            </text:list-item>
            <text:list-item>
              <text:p text:style-name="P23"><text:span text:style-name="T24">Può segnalare un utente</text:span></text:p>
            </text:list-item>
          </text:list>
        </text:list-item>
      </text:list>
      <text:p text:style-name="P25"/>
      <text:list text:style-name="WWNum1" text:continue-numbering="true">
        <text:list-item>
          <text:p text:style-name="P26">UTENTE ADMIN</text:p>
          <text:list text:continue-numbering="true">
            <text:list-item>
              <text:p text:style-name="P27">Funzionalità dell’utente non registrato</text:p>
            </text:list-item>
            <text:list-item>
              <text:p text:style-name="P28"><text:span text:style-name="T29">Può cancellare annunci</text:span></text:p>
            </text:list-item>
            <text:list-item>
              <text:p text:style-name="P30">Può visualizzare tutte le segnalazioni</text:p>
            </text:list-item>
            <text:list-item>
              <text:p text:style-name="P31">Può bloccare/sbloccare utenti</text:p>
            </text:list-item>
          </text:list>
        </text:list-item>
      </text:list>
      <text:p text:style-name="P32"/>
      <text:p text:style-name="P33"/>
      <text:p text:style-name="P34"/>
      <text:p text:style-name="P35"/>
      <text:soft-page-break/>
      <text:p text:style-name="P36">LIBRO</text:p>
      <text:list text:style-name="LFO4" text:continue-numbering="true">
        <text:list-item>
          <text:p text:style-name="P37">titolo,<text:s/>edizione/anno, autore, codice isbn, casa editrice</text:p>
        </text:list-item>
        <text:list-item>
          <text:p text:style-name="P38">università, corso di studio, materia, professore</text:p>
        </text:list-item>
      </text:list>
      <text:p text:style-name="P39"/>
      <text:p text:style-name="P40">ANNUNCIO VISTO DA ACQUIRENTE</text:p>
      <text:list text:style-name="LFO5" text:continue-numbering="true">
        <text:list-item>
          <text:p text:style-name="P41">LIBRO</text:p>
        </text:list-item>
        <text:list-item>
          <text:p text:style-name="P42">nome utente con feedback</text:p>
        </text:list-item>
      </text:list>
      <text:list text:style-name="LFO4" text:continue-numbering="true">
        <text:list-item>
          <text:p text:style-name="P43">condizione da 0 a 5 (ogni valore ha una breve descrizione standard)</text:p>
        </text:list-item>
        <text:list-item>
          <text:p text:style-name="P44">prezzo</text:p>
        </text:list-item>
        <text:list-item>
          <text:p text:style-name="P45">se consegna a mano, dove</text:p>
        </text:list-item>
        <text:list-item>
          <text:p text:style-name="P46">se spedisce o no</text:p>
        </text:list-item>
        <text:list-item>
          <text:p text:style-name="P47">form per contattare il venditore</text:p>
        </text:list-item>
      </text:list>
      <text:p text:style-name="Paragrafoelenco"/>
      <text:p text:style-name="P48"/>
      <text:p text:style-name="P49"/>
      <text:p text:style-name="P50"/>
      <text:p text:style-name="P51"/>
      <text:p text:style-name="P52"/>
      <text:p text:style-name="P53">REGISTRAZIONE - Può registrarsi</text:p>
      <text:list text:style-name="LFO6" text:continue-numbering="true">
        <text:list-item>
          <text:p text:style-name="P54">ATTORE<text:s/>accede alla sezione per la registrazione</text:p>
        </text:list-item>
        <text:list-item>
          <text:p text:style-name="P55">APPLICAZIONE mostra campi di username, email, psw, psw ripetuta</text:p>
        </text:list-item>
        <text:list-item>
          <text:p text:style-name="P56">ATTORE inserisce dati richiesti e invia</text:p>
        </text:list-item>
        <text:list-item>
          <text:p text:style-name="P57">APPLICAZIONE invia mail con la username scelta e un link per attivare l’account</text:p>
        </text:list-item>
        <text:list-item>
          <text:p text:style-name="P58">ATTORE clicca il link di attivazione</text:p>
        </text:list-item>
        <text:list-item>
          <text:p text:style-name="P59">APPLICAZIONE attiva l’account</text:p>
        </text:list-item>
      </text:list>
      <text:p text:style-name="Paragrafoelenco"/>
      <text:p text:style-name="P60">LOGIN - Può accedere al proprio account / Può accedere all’area di login</text:p>
      <text:list text:style-name="LFO7" text:continue-numbering="true">
        <text:list-item>
          <text:p text:style-name="P61">ATTORE accede alla sezione per il login</text:p>
        </text:list-item>
        <text:list-item>
          <text:p text:style-name="P62">APPLICAZIONE mostra campi di username e psw da riempire</text:p>
        </text:list-item>
        <text:list-item>
          <text:p text:style-name="P63">ATTORE inserisce username e psw e invia i dati</text:p>
        </text:list-item>
        <text:list-item>
          <text:p text:style-name="P64">APPLICAZIONE certifica i dati</text:p>
        </text:list-item>
      </text:list>
      <text:list text:style-name="LFO8" text:continue-numbering="true">
        <text:list-item>
          <text:p text:style-name="P65">dati non corretti: messaggio di errore e nuova richiesta di dati;</text:p>
        </text:list-item>
        <text:list-item>
          <text:p text:style-name="P66">dati corretti: visualizza pagina del profilo</text:p>
        </text:list-item>
      </text:list>
      <text:p text:style-name="Paragrafoelenco"/>
      <text:p text:style-name="P67">INSERIMENTO - Può inserire un annuncio</text:p>
      <text:list text:style-name="LFO9" text:continue-numbering="true">
        <text:list-item>
          <text:p text:style-name="P68">ATTORE accede alla sezione per l’inserimento di un annuncio</text:p>
        </text:list-item>
        <text:list-item>
          <text:p text:style-name="P69">APPLICAZIONE controlla se l’utente è loggato:</text:p>
        </text:list-item>
      </text:list>
      <text:list text:style-name="LFO10" text:continue-numbering="true">
        <text:list-item>
          <text:list>
            <text:list-item>
              <text:p text:style-name="P70">se si, continua</text:p>
            </text:list-item>
            <text:list-item>
              <text:p text:style-name="P71">se no, redirect alla pagina di login</text:p>
            </text:list-item>
          </text:list>
        </text:list-item>
      </text:list>
      <text:list text:style-name="LFO9" text:continue-numbering="true">
        <text:list-item>
          <text:p text:style-name="P72">APPLICAZIONE visualizza tutte le informazioni da inserire</text:p>
        </text:list-item>
        <text:list-item>
          <text:p text:style-name="P73">ATTORE fornisce le informazioni e invia i dati</text:p>
        </text:list-item>
        <text:list-item>
          <text:p text:style-name="P74">APPLICAZIONE visualizza l’esito:</text:p>
        </text:list-item>
      </text:list>
      <text:list text:style-name="LFO11" text:continue-numbering="true">
        <text:list-item>
          <text:list>
            <text:list-item>
              <text:p text:style-name="P75">inserimento riuscito</text:p>
            </text:list-item>
            <text:list-item>
              <text:p text:style-name="P76">dati mancanti</text:p>
            </text:list-item>
          </text:list>
        </text:list-item>
      </text:list>
      <text:p text:style-name="P77"/>
      <text:p text:style-name="P78"><text:span text:style-name="T79">STORICO ANNUNCI - Può visualizzare lo storico degli annunci</text:span></text:p>
      <text:list text:style-name="LFO12" text:continue-numbering="true">
        <text:list-item>
          <text:p text:style-name="P80">ATTORE accede al proprio profilo</text:p>
        </text:list-item>
        <text:list-item>
          <text:p text:style-name="P81">APPLICAZIONE visualizza profilo</text:p>
        </text:list-item>
        <text:list-item>
          <text:p text:style-name="P82">ATTORE accede allo storico degli annunci</text:p>
        </text:list-item>
        <text:list-item>
          <text:p text:style-name="P83">APPLICAZIONE visualizza elenco di tutti gli annunci dell’attore</text:p>
        </text:list-item>
      </text:list>
      <text:p text:style-name="Paragrafoelenco"/>
      <text:p text:style-name="P84"><text:span text:style-name="T85">ELIMINAZIONE - Può cancell</text:span><text:span text:style-name="T86">are un annuncio</text:span><text:span text:style-name="T87"><text:s/></text:span><text:span text:style-name="T88">UGUALE PER ADMIN</text:span></text:p>
      <text:list text:style-name="LFO13" text:continue-numbering="true">
        <text:list-item>
          <text:p text:style-name="P89">ATTORE visualizza storico degli annunci</text:p>
        </text:list-item>
        <text:list-item>
          <text:p text:style-name="P90">ATTORE seleziona annuncio da eliminare e invia la richiesta di eliminazione</text:p>
        </text:list-item>
        <text:list-item>
          <text:p text:style-name="P91">APPLICAZIONE chiede conferma dell’eliminazione</text:p>
        </text:list-item>
        <text:list-item>
          <text:p text:style-name="P92">ATTORE risponde alla conferma</text:p>
        </text:list-item>
        <text:list-item>
          <text:p text:style-name="P93">APPLICAZIONE concluda l’eliminazione<text:s/>(se confermata)</text:p>
        </text:list-item>
      </text:list>
      <text:p text:style-name="Normale"/>
      <text:p text:style-name="P94"><text:span text:style-name="T95">ELIMINAZIONE - Può chiudere un annuncio</text:span></text:p>
      <text:list text:style-name="LFO23" text:continue-numbering="true">
        <text:list-item>
          <text:p text:style-name="P96">ATTORE visualizza l’annuncio</text:p>
        </text:list-item>
        <text:list-item>
          <text:p text:style-name="P97">ATTORE clicca il link per chiudere l’annuncio</text:p>
        </text:list-item>
        <text:list-item>
          <text:p text:style-name="P98">APPLICAZIONE chiede conferma della chiusura</text:p>
        </text:list-item>
        <text:list-item>
          <text:p text:style-name="P99">ATTORE risponde alla conferma</text:p>
        </text:list-item>
        <text:list-item>
          <text:p text:style-name="P100">APPLICAZIONE chiude l’annuncio (se confermata)</text:p>
        </text:list-item>
      </text:list>
      <text:p text:style-name="Normale"/>
      <text:p text:style-name="Normale"/>
      <text:p text:style-name="Normale"/>
      <text:p text:style-name="P101"><text:span text:style-name="T102">SEGNALAZIONI UTENTE</text:span><text:span text:style-name="T103"><text:s/>- Può segnalare</text:span><text:span text:style-name="T104"><text:s/>un utente</text:span></text:p>
      <text:list text:style-name="LFO24" text:continue-numbering="true">
        <text:list-item>
          <text:p text:style-name="P105">ATTORE visualizza l’annuncio (può segnalare il venditore) o conversazione</text:p>
        </text:list-item>
        <text:list-item>
          <text:p text:style-name="P106">ATTORE clicca il link per la segnalazione</text:p>
        </text:list-item>
        <text:list-item>
          <text:p text:style-name="P107">APPLICAZIONE visualizza form per la segnalazione</text:p>
        </text:list-item>
        <text:list-item>
          <text:p text:style-name="P108">ATTORE compila il form ed invia</text:p>
        </text:list-item>
        <text:list-item>
          <text:p text:style-name="P109">APPLICAZIONE controlla i dati:</text:p>
          <text:list text:continue-numbering="true">
            <text:list-item>
              <text:p text:style-name="P110">Se corretti, continua</text:p>
            </text:list-item>
            <text:list-item>
              <text:p text:style-name="P111">Altrimenti torna al punto 3</text:p>
            </text:list-item>
          </text:list>
        </text:list-item>
        <text:list-item>
          <text:p text:style-name="P112">APPLICAZIONE chiede conferma</text:p>
        </text:list-item>
        <text:list-item>
          <text:p text:style-name="P113">ATTORE risponde alla conferma</text:p>
        </text:list-item>
        <text:list-item>
          <text:p text:style-name="P114">APPLICAZIONE conclude (se confermata) aggiungendo una segnalazione</text:p>
        </text:list-item>
      </text:list>
      <text:p text:style-name="Paragrafoelenco"/>
      <text:p text:style-name="P115"><text:span text:style-name="T116">STORICO SEGNALAZIONI – admin visualizza tutte le segnalazioni degli utenti</text:span></text:p>
      <text:list text:style-name="LFO26" text:continue-numbering="true">
        <text:list-item>
          <text:p text:style-name="P117">ATTORE accede allo storico delle segnalazioni</text:p>
        </text:list-item>
        <text:list-item>
          <text:p text:style-name="P118">APPLICAZIONE visualizza l’elenco</text:p>
        </text:list-item>
      </text:list>
      <text:p text:style-name="Normale">NOTA: si possono filtrare le segnalazioni: nuove, non risolte, risolte</text:p>
      <text:p text:style-name="Normale"/>
      <text:p text:style-name="Normale"/>
      <text:p text:style-name="P119"><text:span text:style-name="T120">VISUALIZZAZIONE SEGNALAZIONE – admin visualizza una segnalazione</text:span></text:p>
      <text:list text:style-name="LFO27" text:continue-numbering="true">
        <text:list-item>
          <text:p text:style-name="P121">ATTORE accede allo storico delle segnalazioni</text:p>
        </text:list-item>
        <text:list-item>
          <text:p text:style-name="P122">ATTORE seleziona una segnalazione</text:p>
        </text:list-item>
        <text:list-item>
          <text:p text:style-name="P123">APPLICAZIONE mostra segnalazione: dati libro, dati venditore, dati acquirente, autore e testo della segnalazione</text:p>
        </text:list-item>
      </text:list>
      <text:p text:style-name="Normale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soft-page-break/>
      <text:p text:style-name="P124">VISUALIZZAZIONE ANNUNCIO<text:s/></text:p>
      <text:list text:style-name="LFO14" text:continue-numbering="true">
        <text:list-item>
          <text:p text:style-name="P125">ATTORE clicca sull’annuncio</text:p>
        </text:list-item>
        <text:list-item>
          <text:p text:style-name="P126">APPLICAZIONE mostra i dati pubblici ed inoltre:</text:p>
        </text:list-item>
      </text:list>
      <text:list text:style-name="LFO15" text:continue-numbering="true">
        <text:list-item>
          <text:list>
            <text:list-item>
              <text:p text:style-name="P127">se ATTORE NON REGISTRATO, anche un invito a login o registrazione</text:p>
            </text:list-item>
            <text:list-item>
              <text:p text:style-name="P128">se ATTORE REGISTRATO:</text:p>
              <text:list text:continue-numbering="true">
                <text:list-item>
                  <text:p text:style-name="P129">se ha già contattato il venditore, un link per visualizzare la conversazione</text:p>
                </text:list-item>
                <text:list-item>
                  <text:p text:style-name="P130">se non ha contattato il venditore, un form per contattare il venditore</text:p>
                </text:list-item>
              </text:list>
            </text:list-item>
            <text:list-item>
              <text:p text:style-name="P131">se ATTORE VENDITORE,<text:s/>anche un link per chiudere l’annuncio,<text:s/>anche un link per visualizzare tutte le conversazioni riguardanti l’annuncio</text:p>
            </text:list-item>
          </text:list>
        </text:list-item>
      </text:list>
      <text:p text:style-name="P132"/>
      <text:p text:style-name="P133">PRIMO CONTATTO - Può contattare il venditore dall’annuncio</text:p>
      <text:list text:style-name="LFO17" text:continue-numbering="true">
        <text:list-item>
          <text:p text:style-name="P134">ATTORE compila il form di contatto all’interno di un annuncio e<text:s/>invia i dati</text:p>
        </text:list-item>
        <text:list-item>
          <text:p text:style-name="P135">APPLICAZIONE visualizza esito:</text:p>
        </text:list-item>
      </text:list>
      <text:list text:style-name="LFO18" text:continue-numbering="true">
        <text:list-item>
          <text:list>
            <text:list-item>
              <text:p text:style-name="P136">se dati corretti, continua</text:p>
            </text:list-item>
            <text:list-item>
              <text:p text:style-name="P137">se dati incorretti/mancanti, avvisa dell’errore e fa tornare al punto 1</text:p>
            </text:list-item>
          </text:list>
        </text:list-item>
      </text:list>
      <text:list text:style-name="LFO17" text:continue-numbering="true">
        <text:list-item>
          <text:p text:style-name="P138">APPLICAZIONE invia email all’indirizzo del venditore con la notifica del messaggio</text:p>
        </text:list-item>
      </text:list>
      <text:p text:style-name="P139"/>
      <text:p text:style-name="P140">STORICO<text:s/>MESSAGGI<text:s/>–<text:s/>visualizzare tutte le conversazioni</text:p>
      <text:list text:style-name="LFO19" text:continue-numbering="true">
        <text:list-item>
          <text:p text:style-name="P141">ATTORE accede alla sezione delle conversazioni</text:p>
        </text:list-item>
        <text:list-item>
          <text:p text:style-name="P142">APPLICAZIONE visualizza elenco delle conversazioni</text:p>
        </text:list-item>
      </text:list>
      <text:p text:style-name="Normale">NOTA: si possono filtrare le conversazioni: da venditore, da acquirente, in corso, scadute, di un libro</text:p>
      <text:p text:style-name="Normale"/>
      <text:p text:style-name="P143">MESSAGGI – visualizzare una conversazione</text:p>
      <text:list text:style-name="LFO20" text:continue-numbering="true">
        <text:list-item>
          <text:p text:style-name="P144">ATTORE visualizza lo storico delle conversazioni</text:p>
        </text:list-item>
        <text:list-item>
          <text:p text:style-name="P145">ATTORE seleziona una conversazione</text:p>
        </text:list-item>
        <text:list-item>
          <text:p text:style-name="P146">APPLICAZIONE mostra tutti i messaggi della conversazione selezionata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P147">MESSAGGI – scrivere/rispondere ad un messaggio</text:p>
      <text:list text:style-name="LFO21" text:continue-numbering="true">
        <text:list-item>
          <text:p text:style-name="P148">ATTORE visualizza una conversazione</text:p>
        </text:list-item>
        <text:list-item>
          <text:p text:style-name="P149">ATTORE scrive il messaggio e invia</text:p>
        </text:list-item>
        <text:list-item>
          <text:p text:style-name="P150">APPLICAZIONE visualizza esito:</text:p>
        </text:list-item>
      </text:list>
      <text:list text:style-name="LFO22" text:continue-numbering="true">
        <text:list-item>
          <text:list>
            <text:list-item>
              <text:p text:style-name="P151">se dati corretti, continua</text:p>
            </text:list-item>
            <text:list-item>
              <text:p text:style-name="P152">se dati mancanti, avvisa dell’errore e fa tornare al punto 2</text:p>
            </text:list-item>
          </text:list>
        </text:list-item>
      </text:list>
      <text:list text:style-name="LFO17" text:continue-numbering="true">
        <text:list-item>
          <text:p text:style-name="P153">APPLICAZIONE<text:s/>inserisce nella conversazione il messaggio</text:p>
        </text:list-item>
        <text:list-item>
          <text:p text:style-name="P154">APPLICAZIONE<text:s/>invia email all’indirizzo del ricevente con la notifica del messaggio</text:p>
        </text:list-item>
      </text:list>
      <text:p text:style-name="Normale"/>
      <text:p text:style-name="Normale"/>
      <text:p text:style-name="Normale"/>
      <text:p text:style-name="P155">ENTITY</text:p>
      <text:list text:style-name="LFO29" text:continue-numbering="true">
        <text:list-item>
          <text:list>
            <text:list-item>
              <text:p text:style-name="P156">LIBRO</text:p>
            </text:list-item>
            <text:list-item>
              <text:p text:style-name="P157">UTENTE</text:p>
            </text:list-item>
            <text:list-item>
              <text:p text:style-name="P158">ANNUNCIO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Star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Star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Star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Symbol"/>
    </style:style>
    <style:style style:name="WW_CharLFO24LVL2" style:family="text">
      <style:text-properties style:font-name="Symbol"/>
    </style:style>
    <style:style style:name="WW_CharLFO25LVL2" style:family="text">
      <style:text-properties style:font-name="Symbol"/>
    </style:style>
    <style:style style:name="WW_CharLFO28LVL2" style:family="text">
      <style:text-properties style:font-name="Symbol"/>
    </style:style>
    <style:style style:name="WW_CharLFO29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aria</meta:initial-creator>
    <dc:creator>Ilaria</dc:creator>
    <meta:creation-date>2017-04-05T15:57:00Z</meta:creation-date>
    <dc:date>2017-04-19T17:15:00Z</dc:date>
    <meta:template xlink:href="Normal.dotm" xlink:type="simple"/>
    <meta:editing-cycles>17</meta:editing-cycles>
    <meta:editing-duration>PT7500S</meta:editing-duration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1" meta:word-count="892" meta:character-count="5970" meta:row-count="42" meta:non-whitespace-character-count="5089"/>
  </office:meta>
</office:document-meta>
</file>